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officeooo:rsid="00249017" officeooo:paragraph-rsid="00249017"/>
    </style:style>
    <style:style style:name="P2" style:family="paragraph" style:parent-style-name="Text_20_body">
      <style:paragraph-properties fo:text-align="justify" style:justify-single-word="false"/>
      <style:text-properties style:font-name="arial" officeooo:rsid="0025fcd6" officeooo:paragraph-rsid="0025fcd6"/>
    </style:style>
    <style:style style:name="P3" style:family="paragraph" style:parent-style-name="Text_20_body">
      <style:paragraph-properties fo:text-align="justify" style:justify-single-word="false"/>
      <style:text-properties style:font-name="arial" officeooo:rsid="005ae7f5" officeooo:paragraph-rsid="005ae7f5"/>
    </style:style>
    <style:style style:name="P4" style:family="paragraph" style:parent-style-name="Text_20_body">
      <style:paragraph-properties fo:text-align="justify" style:justify-single-word="false"/>
      <style:text-properties style:font-name="arial" officeooo:rsid="005e2dd8" officeooo:paragraph-rsid="005e2dd8"/>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paragraph-properties fo:text-align="justify" style:justify-single-word="false"/>
      <style:text-properties style:font-name="arial" fo:font-style="normal" officeooo:rsid="00a31fc7" officeooo:paragraph-rsid="00a31fc7" style:font-style-asian="normal" style:font-style-complex="normal"/>
    </style:style>
    <style:style style:name="P7" style:family="paragraph" style:parent-style-name="Text_20_body">
      <style:paragraph-properties fo:text-align="justify" style:justify-single-word="false"/>
      <style:text-properties style:font-name="arial" fo:font-style="normal" officeooo:rsid="009d0a7c" officeooo:paragraph-rsid="009d0a7c" style:font-style-asian="normal" style:font-style-complex="normal"/>
    </style:style>
    <style:style style:name="P8" style:family="paragraph" style:parent-style-name="Text_20_body">
      <style:paragraph-properties fo:text-align="justify" style:justify-single-word="false"/>
      <style:text-properties style:font-name="arial" fo:font-style="normal" officeooo:rsid="00db71be" officeooo:paragraph-rsid="00db71be" style:font-style-asian="normal" style:font-style-complex="normal"/>
    </style:style>
    <style:style style:name="P9" style:family="paragraph" style:parent-style-name="Text_20_body">
      <style:text-properties style:font-name="arial" officeooo:rsid="00c37391" officeooo:paragraph-rsid="00c37391"/>
    </style:style>
    <style:style style:name="P10" style:family="paragraph" style:parent-style-name="Text_20_body">
      <style:text-properties style:font-name="arial" officeooo:rsid="00c37391" officeooo:paragraph-rsid="00d476ea"/>
    </style:style>
    <style:style style:name="P11" style:family="paragraph" style:parent-style-name="Text_20_body">
      <style:text-properties style:font-name="arial" officeooo:rsid="00e11f4b" officeooo:paragraph-rsid="00e11f4b"/>
    </style:style>
    <style:style style:name="P12" style:family="paragraph" style:parent-style-name="Text_20_body">
      <style:paragraph-properties fo:text-align="justify" style:justify-single-word="false"/>
      <style:text-properties style:font-name="arial" officeooo:rsid="00e566a0" officeooo:paragraph-rsid="00e566a0"/>
    </style:style>
    <style:style style:name="P13" style:family="paragraph" style:parent-style-name="Text_20_body">
      <style:paragraph-properties fo:text-align="justify" style:justify-single-word="false"/>
      <style:text-properties style:font-name="arial" officeooo:rsid="00e83889" officeooo:paragraph-rsid="00e83889"/>
    </style:style>
    <style:style style:name="P14" style:family="paragraph" style:parent-style-name="Text_20_body">
      <style:paragraph-properties fo:text-align="justify" style:justify-single-word="false"/>
      <style:text-properties officeooo:rsid="009cdecf" officeooo:paragraph-rsid="009cdecf"/>
    </style:style>
    <style:style style:name="P15" style:family="paragraph" style:parent-style-name="Text_20_body">
      <style:text-properties officeooo:paragraph-rsid="009cdecf"/>
    </style:style>
    <style:style style:name="P16" style:family="paragraph" style:parent-style-name="Text_20_body">
      <style:paragraph-properties fo:text-align="justify" style:justify-single-word="false"/>
      <style:text-properties fo:font-style="italic" officeooo:rsid="00b3c3d8" officeooo:paragraph-rsid="00b3c3d8" style:font-style-asian="italic" style:font-style-complex="italic"/>
    </style:style>
    <style:style style:name="P17" style:family="paragraph" style:parent-style-name="Standard">
      <style:paragraph-properties fo:text-align="center" style:justify-single-word="false"/>
      <style:text-properties style:font-name="arial" officeooo:rsid="0015516c" officeooo:paragraph-rsid="0015516c"/>
    </style:style>
    <style:style style:name="P18" style:family="paragraph" style:parent-style-name="Standard">
      <style:paragraph-properties fo:text-align="justify" style:justify-single-word="false"/>
      <style:text-properties style:font-name="arial" officeooo:rsid="0015516c" officeooo:paragraph-rsid="0015516c"/>
    </style:style>
    <style:style style:name="P19" style:family="paragraph" style:parent-style-name="Standard">
      <style:paragraph-properties fo:text-align="justify" style:justify-single-word="false"/>
      <style:text-properties style:font-name="arial" fo:font-weight="bold" officeooo:rsid="0015516c" officeooo:paragraph-rsid="0015516c" style:font-weight-asian="bold" style:font-weight-complex="bold"/>
    </style:style>
    <style:style style:name="P20" style:family="paragraph" style:parent-style-name="Standard">
      <style:paragraph-properties fo:text-align="justify" style:justify-single-word="false"/>
      <style:text-properties style:font-name="arial" fo:font-weight="normal" officeooo:rsid="0015516c" officeooo:paragraph-rsid="0015516c" style:font-weight-asian="normal" style:font-weight-complex="normal"/>
    </style:style>
    <style:style style:name="P21" style:family="paragraph" style:parent-style-name="Standard">
      <style:paragraph-properties fo:text-align="center" style:justify-single-word="false"/>
      <style:text-properties style:font-name="arial" fo:font-size="26pt" officeooo:rsid="0015516c" officeooo:paragraph-rsid="0015516c" style:font-size-asian="26pt" style:font-size-complex="26pt"/>
    </style:style>
    <style:style style:name="P22" style:family="paragraph" style:parent-style-name="Standard">
      <style:paragraph-properties fo:text-align="center" style:justify-single-word="false"/>
      <style:text-properties style:font-name="arial" officeooo:rsid="00174bc7" officeooo:paragraph-rsid="00174bc7"/>
    </style:style>
    <style:style style:name="P23" style:family="paragraph" style:parent-style-name="Heading_20_2">
      <style:paragraph-properties fo:text-align="justify" style:justify-single-word="false"/>
      <style:text-properties style:font-name="arial" officeooo:rsid="00249017" officeooo:paragraph-rsid="00249017"/>
    </style:style>
    <style:style style:name="P24" style:family="paragraph" style:parent-style-name="Heading_20_2">
      <style:text-properties officeooo:rsid="00e83889" officeooo:paragraph-rsid="00e83889"/>
    </style:style>
    <style:style style:name="P25" style:family="paragraph" style:parent-style-name="Heading_20_2">
      <style:text-properties officeooo:rsid="00e94d17" officeooo:paragraph-rsid="00e94d17"/>
    </style:style>
    <style:style style:name="P26" style:family="paragraph" style:parent-style-name="Heading_20_3">
      <style:paragraph-properties fo:text-align="justify" style:justify-single-word="false"/>
      <style:text-properties style:font-name="arial" officeooo:rsid="0025fcd6" officeooo:paragraph-rsid="0025fcd6"/>
    </style:style>
    <style:style style:name="P27" style:family="paragraph" style:parent-style-name="Heading_20_3">
      <style:paragraph-properties fo:text-align="justify" style:justify-single-word="false"/>
      <style:text-properties style:font-name="arial" officeooo:rsid="005ae7f5" officeooo:paragraph-rsid="005ae7f5"/>
    </style:style>
    <style:style style:name="P28" style:family="paragraph" style:parent-style-name="Heading_20_3">
      <style:paragraph-properties fo:text-align="justify" style:justify-single-word="false"/>
      <style:text-properties style:font-name="arial" officeooo:rsid="009390b0" officeooo:paragraph-rsid="009390b0"/>
    </style:style>
    <style:style style:name="P29" style:family="paragraph" style:parent-style-name="Heading_20_3">
      <style:paragraph-properties fo:text-align="justify" style:justify-single-word="false"/>
      <style:text-properties style:font-name="arial"/>
    </style:style>
    <style:style style:name="P30" style:family="paragraph" style:parent-style-name="Standard" style:list-style-name="L10">
      <style:paragraph-properties fo:text-align="justify" style:justify-single-word="false"/>
      <style:text-properties style:font-name="arial" fo:font-weight="normal" officeooo:rsid="0015516c" officeooo:paragraph-rsid="0015516c" style:font-weight-asian="normal" style:font-weight-complex="normal"/>
    </style:style>
    <style:style style:name="P31" style:family="paragraph" style:parent-style-name="Text_20_body" style:list-style-name="L1">
      <style:paragraph-properties fo:text-align="justify" style:justify-single-word="false"/>
      <style:text-properties style:font-name="arial" officeooo:rsid="0025fcd6" officeooo:paragraph-rsid="0025fcd6"/>
    </style:style>
    <style:style style:name="P32" style:family="paragraph" style:parent-style-name="Text_20_body" style:list-style-name="L2">
      <style:paragraph-properties fo:text-align="justify" style:justify-single-word="false"/>
      <style:text-properties style:font-name="arial" officeooo:rsid="002a3836" officeooo:paragraph-rsid="002a3836"/>
    </style:style>
    <style:style style:name="P33" style:family="paragraph" style:parent-style-name="Text_20_body" style:list-style-name="L2">
      <style:paragraph-properties fo:text-align="justify" style:justify-single-word="false"/>
      <style:text-properties style:font-name="arial" officeooo:rsid="002a3836" officeooo:paragraph-rsid="005487f3"/>
    </style:style>
    <style:style style:name="P34" style:family="paragraph" style:parent-style-name="Text_20_body" style:list-style-name="L2">
      <style:paragraph-properties fo:text-align="justify" style:justify-single-word="false"/>
      <style:text-properties style:font-name="arial" officeooo:rsid="002b4370" officeooo:paragraph-rsid="005487f3"/>
    </style:style>
    <style:style style:name="P35" style:family="paragraph" style:parent-style-name="Text_20_body" style:list-style-name="L2">
      <style:paragraph-properties fo:text-align="justify" style:justify-single-word="false"/>
      <style:text-properties style:font-name="arial" fo:font-style="italic" officeooo:rsid="002cd73f" officeooo:paragraph-rsid="0053c733" style:font-style-asian="italic" style:font-style-complex="italic"/>
    </style:style>
    <style:style style:name="P36" style:family="paragraph" style:parent-style-name="Text_20_body" style:list-style-name="L2">
      <style:paragraph-properties fo:text-align="justify" style:justify-single-word="false"/>
      <style:text-properties style:font-name="arial" fo:font-style="italic" officeooo:rsid="002f5ca3" officeooo:paragraph-rsid="0053384d" style:font-style-asian="italic" style:font-style-complex="italic"/>
    </style:style>
    <style:style style:name="P37" style:family="paragraph" style:parent-style-name="Text_20_body" style:list-style-name="L2">
      <style:paragraph-properties fo:text-align="justify" style:justify-single-word="false"/>
      <style:text-properties style:font-name="arial" fo:font-style="italic" officeooo:rsid="00392b4c" officeooo:paragraph-rsid="0051a7df" style:font-style-asian="italic" style:font-style-complex="italic"/>
    </style:style>
    <style:style style:name="P38" style:family="paragraph" style:parent-style-name="Text_20_body" style:list-style-name="L2">
      <style:paragraph-properties fo:text-align="justify" style:justify-single-word="false"/>
      <style:text-properties style:font-name="arial" fo:font-style="italic" officeooo:rsid="003e825e" officeooo:paragraph-rsid="00505866" style:font-style-asian="italic" style:font-style-complex="italic"/>
    </style:style>
    <style:style style:name="P39" style:family="paragraph" style:parent-style-name="Text_20_body" style:list-style-name="L2">
      <style:paragraph-properties fo:text-align="justify" style:justify-single-word="false"/>
      <style:text-properties style:font-name="arial" fo:font-style="italic" officeooo:rsid="00402633" officeooo:paragraph-rsid="004ed03e" style:font-style-asian="italic" style:font-style-complex="italic"/>
    </style:style>
    <style:style style:name="P40" style:family="paragraph" style:parent-style-name="Text_20_body" style:list-style-name="L2">
      <style:paragraph-properties fo:text-align="justify" style:justify-single-word="false"/>
      <style:text-properties style:font-name="arial" fo:font-style="italic" officeooo:rsid="00421a6e" officeooo:paragraph-rsid="004e12e0" style:font-style-asian="italic" style:font-style-complex="italic"/>
    </style:style>
    <style:style style:name="P41" style:family="paragraph" style:parent-style-name="Text_20_body" style:list-style-name="L2">
      <style:paragraph-properties fo:text-align="justify" style:justify-single-word="false"/>
      <style:text-properties style:font-name="arial" fo:font-style="italic" officeooo:rsid="004375ab" officeooo:paragraph-rsid="004da98e" style:font-style-asian="italic" style:font-style-complex="italic"/>
    </style:style>
    <style:style style:name="P42" style:family="paragraph" style:parent-style-name="Text_20_body" style:list-style-name="L2">
      <style:paragraph-properties fo:text-align="justify" style:justify-single-word="false"/>
      <style:text-properties style:font-name="arial" fo:font-style="italic" officeooo:rsid="00479d76" officeooo:paragraph-rsid="004da98e" style:font-style-asian="italic" style:font-style-complex="italic"/>
    </style:style>
    <style:style style:name="P43" style:family="paragraph" style:parent-style-name="Text_20_body" style:list-style-name="L2">
      <style:paragraph-properties fo:text-align="justify" style:justify-single-word="false"/>
      <style:text-properties style:font-name="arial" fo:font-style="italic" officeooo:rsid="004acc31" officeooo:paragraph-rsid="004acc31" style:font-style-asian="italic" style:font-style-complex="italic"/>
    </style:style>
    <style:style style:name="P44" style:family="paragraph" style:parent-style-name="Text_20_body" style:list-style-name="L4">
      <style:paragraph-properties fo:text-align="justify" style:justify-single-word="false"/>
      <style:text-properties style:font-name="arial" fo:font-style="italic" officeooo:rsid="007aeed5" officeooo:paragraph-rsid="007aeed5" style:font-style-asian="italic" style:font-style-complex="italic"/>
    </style:style>
    <style:style style:name="P45" style:family="paragraph" style:parent-style-name="Text_20_body" style:list-style-name="L4">
      <style:paragraph-properties fo:text-align="justify" style:justify-single-word="false"/>
      <style:text-properties style:font-name="arial" fo:font-style="italic" officeooo:rsid="007e93cc" officeooo:paragraph-rsid="007f3b39" style:font-style-asian="italic" style:font-style-complex="italic"/>
    </style:style>
    <style:style style:name="P46" style:family="paragraph" style:parent-style-name="Text_20_body" style:list-style-name="L4">
      <style:paragraph-properties fo:text-align="justify" style:justify-single-word="false"/>
      <style:text-properties style:font-name="arial" fo:font-style="italic" officeooo:rsid="0082799e" officeooo:paragraph-rsid="0082799e" style:font-style-asian="italic" style:font-style-complex="italic"/>
    </style:style>
    <style:style style:name="P47" style:family="paragraph" style:parent-style-name="Text_20_body" style:list-style-name="L4">
      <style:paragraph-properties fo:text-align="justify" style:justify-single-word="false"/>
      <style:text-properties style:font-name="arial" fo:font-style="italic" officeooo:rsid="0089252f" officeooo:paragraph-rsid="0089252f" style:font-style-asian="italic" style:font-style-complex="italic"/>
    </style:style>
    <style:style style:name="P48" style:family="paragraph" style:parent-style-name="Text_20_body" style:list-style-name="L3">
      <style:paragraph-properties fo:text-align="justify" style:justify-single-word="false"/>
      <style:text-properties style:font-name="arial" officeooo:rsid="005c5313" officeooo:paragraph-rsid="005c5313"/>
    </style:style>
    <style:style style:name="P49" style:family="paragraph" style:parent-style-name="Text_20_body" style:list-style-name="L4">
      <style:paragraph-properties fo:text-align="justify" style:justify-single-word="false"/>
      <style:text-properties style:font-name="arial" officeooo:rsid="005e2dd8" officeooo:paragraph-rsid="005e2dd8"/>
    </style:style>
    <style:style style:name="P50" style:family="paragraph" style:parent-style-name="Text_20_body" style:list-style-name="L4">
      <style:paragraph-properties fo:text-align="justify" style:justify-single-word="false"/>
      <style:text-properties style:font-name="arial" officeooo:rsid="0063ebc4" officeooo:paragraph-rsid="0064663a"/>
    </style:style>
    <style:style style:name="P51" style:family="paragraph" style:parent-style-name="Text_20_body" style:list-style-name="L4">
      <style:paragraph-properties fo:text-align="justify" style:justify-single-word="false"/>
      <style:text-properties style:font-name="arial" officeooo:rsid="00684c08" officeooo:paragraph-rsid="00684c08"/>
    </style:style>
    <style:style style:name="P52" style:family="paragraph" style:parent-style-name="Text_20_body" style:list-style-name="L4">
      <style:paragraph-properties fo:text-align="justify" style:justify-single-word="false"/>
      <style:text-properties style:font-name="arial" officeooo:rsid="006da123" officeooo:paragraph-rsid="006f12d2"/>
    </style:style>
    <style:style style:name="P53" style:family="paragraph" style:parent-style-name="Text_20_body" style:list-style-name="L4">
      <style:paragraph-properties fo:text-align="justify" style:justify-single-word="false"/>
      <style:text-properties style:font-name="arial" officeooo:rsid="0070d7d0" officeooo:paragraph-rsid="0073478b"/>
    </style:style>
    <style:style style:name="P54" style:family="paragraph" style:parent-style-name="Text_20_body" style:list-style-name="L4">
      <style:paragraph-properties fo:text-align="justify" style:justify-single-word="false"/>
      <style:text-properties style:font-name="arial" officeooo:rsid="00796ed5" officeooo:paragraph-rsid="00796ed5"/>
    </style:style>
    <style:style style:name="P55" style:family="paragraph" style:parent-style-name="Text_20_body">
      <style:paragraph-properties fo:text-align="justify" style:justify-single-word="false"/>
      <style:text-properties style:font-name="arial" officeooo:paragraph-rsid="009390b0"/>
    </style:style>
    <style:style style:name="P56" style:family="paragraph" style:parent-style-name="Text_20_body" style:list-style-name="L9">
      <style:paragraph-properties fo:text-align="justify" style:justify-single-word="false"/>
      <style:text-properties style:font-name="arial" fo:font-style="normal" officeooo:rsid="00b52285" officeooo:paragraph-rsid="00b52285" style:font-style-asian="normal" style:font-style-complex="normal"/>
    </style:style>
    <style:style style:name="P57" style:family="paragraph" style:parent-style-name="Text_20_body" style:list-style-name="L9">
      <style:paragraph-properties fo:text-align="justify" style:justify-single-word="false"/>
      <style:text-properties style:font-name="arial" fo:font-style="normal" officeooo:rsid="00b57b35" officeooo:paragraph-rsid="00b57b35" style:font-style-asian="normal" style:font-style-complex="normal"/>
    </style:style>
    <style:style style:name="P58" style:family="paragraph" style:parent-style-name="Text_20_body" style:list-style-name="L9">
      <style:paragraph-properties fo:text-align="justify" style:justify-single-word="false"/>
      <style:text-properties style:font-name="arial" fo:font-style="normal" officeooo:rsid="00b6b017" officeooo:paragraph-rsid="00b6b017" style:font-style-asian="normal" style:font-style-complex="normal"/>
    </style:style>
    <style:style style:name="P59" style:family="paragraph" style:parent-style-name="Text_20_body" style:list-style-name="L9">
      <style:paragraph-properties fo:text-align="justify" style:justify-single-word="false"/>
      <style:text-properties style:font-name="arial" fo:font-style="normal" officeooo:rsid="00b75d81" officeooo:paragraph-rsid="00b75d81" style:font-style-asian="normal" style:font-style-complex="normal"/>
    </style:style>
    <style:style style:name="P60" style:family="paragraph" style:parent-style-name="Text_20_body">
      <style:text-properties style:font-name="arial" officeooo:rsid="00e11f4b" officeooo:paragraph-rsid="00e11f4b"/>
    </style:style>
    <style:style style:name="P61" style:family="paragraph" style:parent-style-name="Text_20_body" style:list-style-name="L6">
      <style:paragraph-properties fo:text-align="justify" style:justify-single-word="false"/>
      <style:text-properties officeooo:paragraph-rsid="009c59da"/>
    </style:style>
    <style:style style:name="P62" style:family="paragraph" style:parent-style-name="Text_20_body" style:list-style-name="L9">
      <style:paragraph-properties fo:text-align="justify" style:justify-single-word="false"/>
      <style:text-properties officeooo:paragraph-rsid="00b7f23a"/>
    </style:style>
    <style:style style:name="P63" style:family="paragraph" style:parent-style-name="Text_20_body" style:list-style-name="L7">
      <style:paragraph-properties fo:text-align="justify" style:justify-single-word="false"/>
      <style:text-properties officeooo:rsid="00a31fc7" officeooo:paragraph-rsid="00a31fc7"/>
    </style:style>
    <style:style style:name="P64" style:family="paragraph" style:parent-style-name="Text_20_body" style:list-style-name="L7">
      <style:paragraph-properties fo:text-align="justify" style:justify-single-word="false"/>
      <style:text-properties officeooo:rsid="00a3dfdb" officeooo:paragraph-rsid="00a3dfdb"/>
    </style:style>
    <style:style style:name="P65" style:family="paragraph" style:parent-style-name="Text_20_body" style:list-style-name="L8">
      <style:paragraph-properties fo:text-align="justify" style:justify-single-word="false"/>
      <style:text-properties officeooo:rsid="009d0a7c" officeooo:paragraph-rsid="009d0a7c"/>
    </style:style>
    <style:style style:name="P66" style:family="paragraph" style:parent-style-name="Text_20_body" style:list-style-name="L8">
      <style:paragraph-properties fo:text-align="justify" style:justify-single-word="false"/>
      <style:text-properties officeooo:rsid="00a60d74" officeooo:paragraph-rsid="00a60d74"/>
    </style:style>
    <style:style style:name="P67" style:family="paragraph" style:parent-style-name="Text_20_body" style:list-style-name="L8">
      <style:paragraph-properties fo:text-align="justify" style:justify-single-word="false"/>
      <style:text-properties fo:font-style="italic" officeooo:rsid="00b0a8c9" officeooo:paragraph-rsid="00b0a8c9" style:font-style-asian="italic" style:font-style-complex="italic"/>
    </style:style>
    <style:style style:name="P68" style:family="paragraph" style:parent-style-name="Text_20_body" style:list-style-name="L9">
      <style:paragraph-properties fo:text-align="justify" style:justify-single-word="false"/>
      <style:text-properties fo:font-style="italic" officeooo:rsid="00b75d81" officeooo:paragraph-rsid="00b75d81" style:font-style-asian="italic" style:font-style-complex="italic"/>
    </style:style>
    <style:style style:name="P69" style:family="paragraph" style:parent-style-name="Text_20_body" style:list-style-name="L9">
      <style:paragraph-properties fo:text-align="justify" style:justify-single-word="false"/>
      <style:text-properties officeooo:rsid="00b9dd42" officeooo:paragraph-rsid="00b9dd42"/>
    </style:style>
    <style:style style:name="P70" style:family="paragraph" style:parent-style-name="Text_20_body" style:list-style-name="L9">
      <style:paragraph-properties fo:text-align="justify" style:justify-single-word="false"/>
      <style:text-properties officeooo:rsid="00ba4202" officeooo:paragraph-rsid="00ba4202"/>
    </style:style>
    <style:style style:name="P71" style:family="paragraph" style:parent-style-name="Heading_20_1">
      <style:paragraph-properties fo:text-align="justify" style:justify-single-word="false"/>
      <style:text-properties style:font-name="arial" officeooo:rsid="00249017" officeooo:paragraph-rsid="00249017"/>
    </style:style>
    <style:style style:name="P72" style:family="paragraph" style:parent-style-name="Heading_20_1">
      <style:text-properties style:font-name="arial" officeooo:rsid="00e11f4b" officeooo:paragraph-rsid="00e11f4b"/>
    </style:style>
    <style:style style:name="P73" style:family="paragraph" style:parent-style-name="Heading_20_1">
      <style:text-properties officeooo:rsid="009cdecf" officeooo:paragraph-rsid="009cdecf"/>
    </style:style>
    <style:style style:name="P74" style:family="paragraph" style:parent-style-name="Heading_20_1">
      <style:paragraph-properties fo:break-before="page"/>
      <style:text-properties officeooo:rsid="00c37391" officeooo:paragraph-rsid="00c37391"/>
    </style:style>
    <style:style style:name="T1" style:family="text">
      <style:text-properties officeooo:rsid="002046f0"/>
    </style:style>
    <style:style style:name="T2" style:family="text">
      <style:text-properties style:font-name="arial"/>
    </style:style>
    <style:style style:name="T3" style:family="text">
      <style:text-properties style:font-name="arial" fo:font-style="italic" style:font-style-asian="italic" style:font-style-complex="italic"/>
    </style:style>
    <style:style style:name="T4" style:family="text">
      <style:text-properties style:font-name="arial" fo:font-style="italic" officeooo:rsid="00a60d74" style:font-style-asian="italic" style:font-style-complex="italic"/>
    </style:style>
    <style:style style:name="T5" style:family="text">
      <style:text-properties style:font-name="arial" fo:font-style="italic" officeooo:rsid="00a97ae8" style:font-style-asian="italic" style:font-style-complex="italic"/>
    </style:style>
    <style:style style:name="T6" style:family="text">
      <style:text-properties style:font-name="arial" fo:font-style="italic" officeooo:rsid="00a7e75c" style:font-style-asian="italic" style:font-style-complex="italic"/>
    </style:style>
    <style:style style:name="T7" style:family="text">
      <style:text-properties style:font-name="arial" fo:font-style="normal" style:font-style-asian="normal" style:font-style-complex="normal"/>
    </style:style>
    <style:style style:name="T8" style:family="text">
      <style:text-properties style:font-name="arial" fo:font-style="normal" officeooo:rsid="009c59da" style:font-style-asian="normal" style:font-style-complex="normal"/>
    </style:style>
    <style:style style:name="T9" style:family="text">
      <style:text-properties style:font-name="arial" fo:font-style="normal" officeooo:rsid="009df324" style:font-style-asian="normal" style:font-style-complex="normal"/>
    </style:style>
    <style:style style:name="T10" style:family="text">
      <style:text-properties style:font-name="arial" fo:font-style="normal" officeooo:rsid="009fa4e8" style:font-style-asian="normal" style:font-style-complex="normal"/>
    </style:style>
    <style:style style:name="T11" style:family="text">
      <style:text-properties style:font-name="arial" fo:font-style="normal" officeooo:rsid="00a1620b" style:font-style-asian="normal" style:font-style-complex="normal"/>
    </style:style>
    <style:style style:name="T12" style:family="text">
      <style:text-properties style:font-name="arial" fo:font-style="normal" officeooo:rsid="00a42aad" style:font-style-asian="normal" style:font-style-complex="normal"/>
    </style:style>
    <style:style style:name="T13" style:family="text">
      <style:text-properties style:font-name="arial" fo:font-style="normal" officeooo:rsid="00a7b545" style:font-style-asian="normal" style:font-style-complex="normal"/>
    </style:style>
    <style:style style:name="T14" style:family="text">
      <style:text-properties style:font-name="arial" fo:font-style="normal" officeooo:rsid="00a7e75c" style:font-style-asian="normal" style:font-style-complex="normal"/>
    </style:style>
    <style:style style:name="T15" style:family="text">
      <style:text-properties style:font-name="arial" fo:font-style="normal" officeooo:rsid="00a97ae8" style:font-style-asian="normal" style:font-style-complex="normal"/>
    </style:style>
    <style:style style:name="T16" style:family="text">
      <style:text-properties style:font-name="arial" fo:font-style="normal" officeooo:rsid="00aa7aef" style:font-style-asian="normal" style:font-style-complex="normal"/>
    </style:style>
    <style:style style:name="T17" style:family="text">
      <style:text-properties style:font-name="arial" fo:font-style="normal" officeooo:rsid="00ada41d" style:font-style-asian="normal" style:font-style-complex="normal"/>
    </style:style>
    <style:style style:name="T18" style:family="text">
      <style:text-properties style:font-name="arial" fo:font-style="normal" officeooo:rsid="00b0ce78" style:font-style-asian="normal" style:font-style-complex="normal"/>
    </style:style>
    <style:style style:name="T19" style:family="text">
      <style:text-properties style:font-name="arial" fo:font-style="normal" officeooo:rsid="00b7f23a" style:font-style-asian="normal" style:font-style-complex="normal"/>
    </style:style>
    <style:style style:name="T20" style:family="text">
      <style:text-properties style:font-name="arial" fo:font-style="normal" officeooo:rsid="00b9dd42" style:font-style-asian="normal" style:font-style-complex="normal"/>
    </style:style>
    <style:style style:name="T21" style:family="text">
      <style:text-properties style:font-name="arial" fo:font-style="normal" officeooo:rsid="00ba4202" style:font-style-asian="normal" style:font-style-complex="normal"/>
    </style:style>
    <style:style style:name="T22" style:family="text">
      <style:text-properties style:font-name="arial" fo:font-style="normal" officeooo:rsid="00bb0f5b" style:font-style-asian="normal" style:font-style-complex="normal"/>
    </style:style>
    <style:style style:name="T23" style:family="text">
      <style:text-properties style:font-name="arial" fo:font-style="normal" officeooo:rsid="00eefcce" style:font-style-asian="normal" style:font-style-complex="normal"/>
    </style:style>
    <style:style style:name="T24" style:family="text">
      <style:text-properties style:font-name="arial" fo:font-style="normal" officeooo:rsid="00f04a3d" style:font-style-asian="normal" style:font-style-complex="normal"/>
    </style:style>
    <style:style style:name="T25" style:family="text">
      <style:text-properties officeooo:rsid="0025fcd6"/>
    </style:style>
    <style:style style:name="T26" style:family="text">
      <style:text-properties officeooo:rsid="00288878"/>
    </style:style>
    <style:style style:name="T27" style:family="text">
      <style:text-properties officeooo:rsid="002a3836"/>
    </style:style>
    <style:style style:name="T28" style:family="text">
      <style:text-properties fo:font-style="italic" style:font-style-asian="italic" style:font-style-complex="italic"/>
    </style:style>
    <style:style style:name="T29" style:family="text">
      <style:text-properties fo:font-style="italic" officeooo:rsid="006bb616" style:font-style-asian="italic" style:font-style-complex="italic"/>
    </style:style>
    <style:style style:name="T30" style:family="text">
      <style:text-properties fo:font-style="italic" officeooo:rsid="0070d7d0" style:font-style-asian="italic" style:font-style-complex="italic"/>
    </style:style>
    <style:style style:name="T31" style:family="text">
      <style:text-properties fo:font-style="italic" officeooo:rsid="00713f10" style:font-style-asian="italic" style:font-style-complex="italic"/>
    </style:style>
    <style:style style:name="T32" style:family="text">
      <style:text-properties officeooo:rsid="002b4370"/>
    </style:style>
    <style:style style:name="T33" style:family="text">
      <style:text-properties officeooo:rsid="002cd73f"/>
    </style:style>
    <style:style style:name="T34" style:family="text">
      <style:text-properties fo:font-style="normal" style:font-style-asian="normal" style:font-style-complex="normal"/>
    </style:style>
    <style:style style:name="T35" style:family="text">
      <style:text-properties fo:font-style="normal" officeooo:rsid="002d17b2" style:font-style-asian="normal" style:font-style-complex="normal"/>
    </style:style>
    <style:style style:name="T36" style:family="text">
      <style:text-properties fo:font-style="normal" officeooo:rsid="00306cf5" style:font-style-asian="normal" style:font-style-complex="normal"/>
    </style:style>
    <style:style style:name="T37" style:family="text">
      <style:text-properties fo:font-style="normal" officeooo:rsid="0032421c" style:font-style-asian="normal" style:font-style-complex="normal"/>
    </style:style>
    <style:style style:name="T38" style:family="text">
      <style:text-properties fo:font-style="normal" officeooo:rsid="00335ac5" style:font-style-asian="normal" style:font-style-complex="normal"/>
    </style:style>
    <style:style style:name="T39" style:family="text">
      <style:text-properties fo:font-style="normal" officeooo:rsid="003558e7" style:font-style-asian="normal" style:font-style-complex="normal"/>
    </style:style>
    <style:style style:name="T40" style:family="text">
      <style:text-properties fo:font-style="normal" officeooo:rsid="003631fa" style:font-style-asian="normal" style:font-style-complex="normal"/>
    </style:style>
    <style:style style:name="T41" style:family="text">
      <style:text-properties fo:font-style="normal" officeooo:rsid="00370162" style:font-style-asian="normal" style:font-style-complex="normal"/>
    </style:style>
    <style:style style:name="T42" style:family="text">
      <style:text-properties fo:font-style="normal" officeooo:rsid="00378d92" style:font-style-asian="normal" style:font-style-complex="normal"/>
    </style:style>
    <style:style style:name="T43" style:family="text">
      <style:text-properties fo:font-style="normal" officeooo:rsid="0038d914" style:font-style-asian="normal" style:font-style-complex="normal"/>
    </style:style>
    <style:style style:name="T44" style:family="text">
      <style:text-properties fo:font-style="normal" officeooo:rsid="003acf85" style:font-style-asian="normal" style:font-style-complex="normal"/>
    </style:style>
    <style:style style:name="T45" style:family="text">
      <style:text-properties fo:font-style="normal" officeooo:rsid="003bee88" style:font-style-asian="normal" style:font-style-complex="normal"/>
    </style:style>
    <style:style style:name="T46" style:family="text">
      <style:text-properties fo:font-style="normal" officeooo:rsid="003de1bd" style:font-style-asian="normal" style:font-style-complex="normal"/>
    </style:style>
    <style:style style:name="T47" style:family="text">
      <style:text-properties fo:font-style="normal" officeooo:rsid="003e825e" style:font-style-asian="normal" style:font-style-complex="normal"/>
    </style:style>
    <style:style style:name="T48" style:family="text">
      <style:text-properties fo:font-style="normal" officeooo:rsid="0041aacb" style:font-style-asian="normal" style:font-style-complex="normal"/>
    </style:style>
    <style:style style:name="T49" style:family="text">
      <style:text-properties fo:font-style="normal" officeooo:rsid="004264bc" style:font-style-asian="normal" style:font-style-complex="normal"/>
    </style:style>
    <style:style style:name="T50" style:family="text">
      <style:text-properties fo:font-style="normal" officeooo:rsid="0043a8a8" style:font-style-asian="normal" style:font-style-complex="normal"/>
    </style:style>
    <style:style style:name="T51" style:family="text">
      <style:text-properties fo:font-style="normal" officeooo:rsid="00451b57" style:font-style-asian="normal" style:font-style-complex="normal"/>
    </style:style>
    <style:style style:name="T52" style:family="text">
      <style:text-properties fo:font-style="normal" officeooo:rsid="0045b2a9" style:font-style-asian="normal" style:font-style-complex="normal"/>
    </style:style>
    <style:style style:name="T53" style:family="text">
      <style:text-properties fo:font-style="normal" officeooo:rsid="0048c310" style:font-style-asian="normal" style:font-style-complex="normal"/>
    </style:style>
    <style:style style:name="T54" style:family="text">
      <style:text-properties fo:font-style="normal" officeooo:rsid="004aac4f" style:font-style-asian="normal" style:font-style-complex="normal"/>
    </style:style>
    <style:style style:name="T55" style:family="text">
      <style:text-properties fo:font-style="normal" officeooo:rsid="004bea0a" style:font-style-asian="normal" style:font-style-complex="normal"/>
    </style:style>
    <style:style style:name="T56" style:family="text">
      <style:text-properties fo:font-style="normal" officeooo:rsid="004da98e" style:font-style-asian="normal" style:font-style-complex="normal"/>
    </style:style>
    <style:style style:name="T57" style:family="text">
      <style:text-properties fo:font-style="normal" officeooo:rsid="0051a7df" style:font-style-asian="normal" style:font-style-complex="normal"/>
    </style:style>
    <style:style style:name="T58" style:family="text">
      <style:text-properties fo:font-style="normal" officeooo:rsid="00566134" style:font-style-asian="normal" style:font-style-complex="normal"/>
    </style:style>
    <style:style style:name="T59" style:family="text">
      <style:text-properties fo:font-style="normal" officeooo:rsid="00584d49" style:font-style-asian="normal" style:font-style-complex="normal"/>
    </style:style>
    <style:style style:name="T60" style:family="text">
      <style:text-properties fo:font-style="normal" officeooo:rsid="002cd73f" style:font-style-asian="normal" style:font-style-complex="normal"/>
    </style:style>
    <style:style style:name="T61" style:family="text">
      <style:text-properties fo:font-style="normal" officeooo:rsid="006f12d2" style:font-style-asian="normal" style:font-style-complex="normal"/>
    </style:style>
    <style:style style:name="T62" style:family="text">
      <style:text-properties fo:font-style="normal" officeooo:rsid="006ff221" style:font-style-asian="normal" style:font-style-complex="normal"/>
    </style:style>
    <style:style style:name="T63" style:family="text">
      <style:text-properties fo:font-style="normal" officeooo:rsid="00710efc" style:font-style-asian="normal" style:font-style-complex="normal"/>
    </style:style>
    <style:style style:name="T64" style:family="text">
      <style:text-properties fo:font-style="normal" officeooo:rsid="00713f10" style:font-style-asian="normal" style:font-style-complex="normal"/>
    </style:style>
    <style:style style:name="T65" style:family="text">
      <style:text-properties fo:font-style="normal" officeooo:rsid="0073478b" style:font-style-asian="normal" style:font-style-complex="normal"/>
    </style:style>
    <style:style style:name="T66" style:family="text">
      <style:text-properties fo:font-style="normal" officeooo:rsid="002f5ca3" style:font-style-asian="normal" style:font-style-complex="normal"/>
    </style:style>
    <style:style style:name="T67" style:family="text">
      <style:text-properties fo:font-style="normal" officeooo:rsid="00735517" style:font-style-asian="normal" style:font-style-complex="normal"/>
    </style:style>
    <style:style style:name="T68" style:family="text">
      <style:text-properties fo:font-style="normal" officeooo:rsid="00748e97" style:font-style-asian="normal" style:font-style-complex="normal"/>
    </style:style>
    <style:style style:name="T69" style:family="text">
      <style:text-properties fo:font-style="normal" officeooo:rsid="00753e1a" style:font-style-asian="normal" style:font-style-complex="normal"/>
    </style:style>
    <style:style style:name="T70" style:family="text">
      <style:text-properties fo:font-style="normal" officeooo:rsid="0075c245" style:font-style-asian="normal" style:font-style-complex="normal"/>
    </style:style>
    <style:style style:name="T71" style:family="text">
      <style:text-properties fo:font-style="normal" officeooo:rsid="00771359" style:font-style-asian="normal" style:font-style-complex="normal"/>
    </style:style>
    <style:style style:name="T72" style:family="text">
      <style:text-properties fo:font-style="normal" officeooo:rsid="0077e8d1" style:font-style-asian="normal" style:font-style-complex="normal"/>
    </style:style>
    <style:style style:name="T73" style:family="text">
      <style:text-properties fo:font-style="normal" officeooo:rsid="0078f430" style:font-style-asian="normal" style:font-style-complex="normal"/>
    </style:style>
    <style:style style:name="T74" style:family="text">
      <style:text-properties fo:font-style="normal" officeooo:rsid="007924e0" style:font-style-asian="normal" style:font-style-complex="normal"/>
    </style:style>
    <style:style style:name="T75" style:family="text">
      <style:text-properties fo:font-style="normal" officeooo:rsid="0079a2da" style:font-style-asian="normal" style:font-style-complex="normal"/>
    </style:style>
    <style:style style:name="T76" style:family="text">
      <style:text-properties fo:font-style="normal" officeooo:rsid="007a4470" style:font-style-asian="normal" style:font-style-complex="normal"/>
    </style:style>
    <style:style style:name="T77" style:family="text">
      <style:text-properties fo:font-style="normal" officeooo:rsid="007a9afe" style:font-style-asian="normal" style:font-style-complex="normal"/>
    </style:style>
    <style:style style:name="T78" style:family="text">
      <style:text-properties fo:font-style="normal" officeooo:rsid="007c3769" style:font-style-asian="normal" style:font-style-complex="normal"/>
    </style:style>
    <style:style style:name="T79" style:family="text">
      <style:text-properties fo:font-style="normal" officeooo:rsid="007ea9bf" style:font-style-asian="normal" style:font-style-complex="normal"/>
    </style:style>
    <style:style style:name="T80" style:family="text">
      <style:text-properties fo:font-style="normal" officeooo:rsid="00421a6e" style:font-style-asian="normal" style:font-style-complex="normal"/>
    </style:style>
    <style:style style:name="T81" style:family="text">
      <style:text-properties fo:font-style="normal" officeooo:rsid="007f83bf" style:font-style-asian="normal" style:font-style-complex="normal"/>
    </style:style>
    <style:style style:name="T82" style:family="text">
      <style:text-properties fo:font-style="normal" officeooo:rsid="00813fc3" style:font-style-asian="normal" style:font-style-complex="normal"/>
    </style:style>
    <style:style style:name="T83" style:family="text">
      <style:text-properties fo:font-style="normal" officeooo:rsid="00831b63" style:font-style-asian="normal" style:font-style-complex="normal"/>
    </style:style>
    <style:style style:name="T84" style:family="text">
      <style:text-properties fo:font-style="normal" officeooo:rsid="0084761e" style:font-style-asian="normal" style:font-style-complex="normal"/>
    </style:style>
    <style:style style:name="T85" style:family="text">
      <style:text-properties fo:font-style="normal" officeooo:rsid="008520e3" style:font-style-asian="normal" style:font-style-complex="normal"/>
    </style:style>
    <style:style style:name="T86" style:family="text">
      <style:text-properties fo:font-style="normal" officeooo:rsid="008653a7" style:font-style-asian="normal" style:font-style-complex="normal"/>
    </style:style>
    <style:style style:name="T87" style:family="text">
      <style:text-properties fo:font-style="normal" officeooo:rsid="008790f8" style:font-style-asian="normal" style:font-style-complex="normal"/>
    </style:style>
    <style:style style:name="T88" style:family="text">
      <style:text-properties fo:font-style="normal" officeooo:rsid="008cc108" style:font-style-asian="normal" style:font-style-complex="normal"/>
    </style:style>
    <style:style style:name="T89" style:family="text">
      <style:text-properties fo:font-style="normal" officeooo:rsid="008cfec4" style:font-style-asian="normal" style:font-style-complex="normal"/>
    </style:style>
    <style:style style:name="T90" style:family="text">
      <style:text-properties fo:font-style="normal" officeooo:rsid="008e8d00" style:font-style-asian="normal" style:font-style-complex="normal"/>
    </style:style>
    <style:style style:name="T91" style:family="text">
      <style:text-properties fo:font-style="normal" officeooo:rsid="00905277" style:font-style-asian="normal" style:font-style-complex="normal"/>
    </style:style>
    <style:style style:name="T92" style:family="text">
      <style:text-properties fo:font-style="normal" officeooo:rsid="0092728b" style:font-style-asian="normal" style:font-style-complex="normal"/>
    </style:style>
    <style:style style:name="T93" style:family="text">
      <style:text-properties officeooo:rsid="00306cf5"/>
    </style:style>
    <style:style style:name="T94" style:family="text">
      <style:text-properties officeooo:rsid="005c5313"/>
    </style:style>
    <style:style style:name="T95" style:family="text">
      <style:text-properties officeooo:rsid="005ee632"/>
    </style:style>
    <style:style style:name="T96" style:family="text">
      <style:text-properties officeooo:rsid="005ff80a"/>
    </style:style>
    <style:style style:name="T97" style:family="text">
      <style:text-properties officeooo:rsid="0060fdc4"/>
    </style:style>
    <style:style style:name="T98" style:family="text">
      <style:text-properties officeooo:rsid="0066e5c6"/>
    </style:style>
    <style:style style:name="T99" style:family="text">
      <style:text-properties officeooo:rsid="008ab4c1"/>
    </style:style>
    <style:style style:name="T100" style:family="text">
      <style:text-properties officeooo:rsid="0094ebeb"/>
    </style:style>
    <style:style style:name="T101" style:family="text">
      <style:text-properties officeooo:rsid="00c4aa9f"/>
    </style:style>
    <style:style style:name="T102" style:family="text">
      <style:text-properties officeooo:rsid="00ce95f0"/>
    </style:style>
    <style:style style:name="T103" style:family="text">
      <style:text-properties officeooo:rsid="00cee398"/>
    </style:style>
    <style:style style:name="T104" style:family="text">
      <style:text-properties officeooo:rsid="00e2c7e0"/>
    </style:style>
    <style:style style:name="T105" style:family="text">
      <style:text-properties officeooo:rsid="00e61096"/>
    </style:style>
    <style:style style:name="T106" style:family="text">
      <style:text-properties officeooo:rsid="00ec4c31"/>
    </style:style>
    <style:style style:name="T107" style:family="text">
      <style:text-properties officeooo:rsid="009390b0"/>
    </style:style>
    <style:style style:name="T108" style:family="text">
      <style:text-properties officeooo:rsid="00eefc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cumentação Técnica do Software de Simulação Portuária</text:p>
      <text:p text:style-name="P18"/>
      <text:p text:style-name="P18"/>
      <text:p text:style-name="P18"/>
      <text:p text:style-name="P18"/>
      <text:p text:style-name="P18"/>
      <text:p text:style-name="P18"/>
      <text:p text:style-name="P18"/>
      <text:p text:style-name="P18"/>
      <text:p text:style-name="P17">Desenvolvedor: João Paulo de Souza</text:p>
      <text:p text:style-name="P17"/>
      <text:p text:style-name="P17">Disciplina: Estrutura de Dados</text:p>
      <text:p text:style-name="P17"/>
      <text:p text:style-name="P17">Curso: Ciência da Computação</text:p>
      <text:p text:style-name="P17"/>
      <text:p text:style-name="P22">Instituto Federal de Minas Gerais – Campus Formiga</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14 de Maio de 2018 - <text:span text:style-name="T1">Formiga/MG</text:span></text:p>
      <text:p text:style-name="P18"/>
      <text:p text:style-name="P19"/>
      <text:h text:style-name="P74" text:outline-level="1">1 - Problema a ser resolvido:</text:h>
      <text:p text:style-name="P10">O problema consiste em simular <text:span text:style-name="T101">o andamento de um porto em forma de um modelo de simulação conceitual que aborda operações portuárias de um porto fictício inspirado no Terminal de Puerto Nuevo (Buenos Aires – Argentina), apenas na parte de atracamento dos návios. Esses návios estão em quatro filas, para quatro atracamentos, cada unidade de tempo do software um návio de cada fila é retirado para ser desempilhados seus containers e colocados na área de atracamento destinado a isso, conhecida como travessas. Essas travessas comportam cinco containers cada, então como são cinco travessas, 25 é o máximo de containers possíveis. Então quando enche essas travessas, há a necessidade de um veículo carregador ir e guardar esses containers num local de armazenamento. E assim vai executando para todas as áreas de atracamento.</text:span></text:p>
      <text:p text:style-name="P9"/>
      <text:h text:style-name="P71" text:outline-level="1"><text:span text:style-name="T102">2</text:span>-Estruturas/TADs</text:h>
      <text:p text:style-name="P1">Foram definidas algumas TADs para auxiliar no processo de desenvolvimento, elas estão distruídas entre as TADs das bibliotecas <text:span text:style-name="T25">de pilha(stack) e de fila(queue). Essas bibliotecas tem como função permitir o salvamento dos navios e seus containers e após a vez de cada navio atracar, realizar o empilhamento nas travessas(áreas de empilhamento de containers).</text:span></text:p>
      <text:h text:style-name="P23" text:outline-level="2"><text:span text:style-name="T102">2</text:span>.1- Estruturas/TADS presentes nas bibliotecas</text:h>
      <text:h text:style-name="P26" text:outline-level="3"><text:span text:style-name="T102">2</text:span>.1.1 Biblioteca Queue.h</text:h>
      <text:p text:style-name="P2"><text:span text:style-name="T95">A biblioteca queue tem a função de simular um tipo abstrato de dados chamado fila, onde o conceito básico é, o primeiro que entra é o primeiro que sai. Essa biblioteca fui fundamental para a criação do software. </text:span>Nessa biblioteca há funções e dois ponteiros que permitem a criação de variáveis do tipo do TAD, o que facilita na contrução do software. Esses ponteiros são:</text:p>
      <text:list xml:id="list2935166691" text:style-name="L1">
        <text:list-item>
          <text:p text:style-name="P31">typedef struct QUEUE* queue;</text:p>
        </text:list-item>
        <text:list-item>
          <text:p text:style-name="P31">typedef struct CELL* cell;</text:p>
        </text:list-item>
      </text:list>
      <text:p text:style-name="P2"><text:span text:style-name="T26">E também na</text:span> biblioteca de filas, as seguinte funções foram implementadas:</text:p>
      <text:list xml:id="list3565998346" text:style-name="L2">
        <text:list-item>
          <text:p text:style-name="P32"><text:span text:style-name="T28">void create_queue()</text:span> - Função que aloca memória para estrutura de fila.</text:p>
        </text:list-item>
        <text:list-item>
          <text:p text:style-name="P33"><text:span text:style-name="T28">queue start_queue_empty(queue)</text:span> – Função que coloca os ponteiros de controle <text:span text:style-name="T98">de primeiro e último </text:span>da fila em NULL e inicia o tamanho da fila com 0, recebe por <text:span text:style-name="T55">par</text:span><text:span text:style-name="T56">â</text:span><text:span text:style-name="T55">metro</text:span> uma variavel do tipo TAD fila.</text:p>
        </text:list-item>
        <text:list-item>
          <text:p text:style-name="P34"><text:span text:style-name="T28">bool verify_queue_empty(queue)</text:span> – Função que verifica se a fila está vazia verificando se os ponteiros estão em NULL e se o tamanho é igual a 0, recebe por <text:span text:style-name="T55">par</text:span><text:span text:style-name="T56">â</text:span><text:span text:style-name="T55">metro</text:span> uma variável do tipo TAD fila. <text:span text:style-name="T33">Obs: O retorno ‘bool’ da função, foi implementado por outra biblioteca que será explicada abaixo.</text:span></text:p>
        </text:list-item>
        <text:list-item>
          <text:p text:style-name="P35">void line_up(queue,int) –<text:span text:style-name="T34"> Função que enfileira os elementos numa fila já existente, </text:span><text:span text:style-name="T39">incrementando seu tamanho.</text:span><text:span text:style-name="T34"> Tem algumas peculiaridades, uma delas é que </text:span><text:soft-page-break/><text:span text:style-name="T34">necessita da criação de uma célula(um dos tipos que são ponteiros na biblioteca, então é necessário alocar espaço de memória para o tipo célula, para que assim possa ser inserido um valor, outra peculiaridade, mas essa com o tipo célula, é que ela possui apontadores para seu próximo e seu anterior, então a função controla e garente que sempre que seja inserido uma célula, ela aponte para a anterior e a anterior aponte para ela, para que a referência(localização) não seja perdida. E por fim, outr</text:span><text:span text:style-name="T36">o</text:span><text:span text:style-name="T34"> exemplo </text:span><text:span text:style-name="T36">peculiaridade</text:span><text:span text:style-name="T34"> </text:span><text:span text:style-name="T35">seria, se</text:span><text:span text:style-name="T34"> for o primeiro elemento da fila </text:span><text:span text:style-name="T35">o novo inserido</text:span><text:span text:style-name="T34">, os dois ponteiros de controle apontem para esse elemento </text:span><text:span text:style-name="T36">e o apontador próximo e anterior desse elemento apontam para NULL</text:span><text:span text:style-name="T34">, já depois disso é necessário somente que o ultimo aponte para esse novo elemento(célula) </text:span><text:span text:style-name="T37">e a regra de próximo e anterior citada acima </text:span><text:span text:style-name="T38">anteriormente continua normalmente. </text:span><text:span text:style-name="T45">Recebe por </text:span><text:span text:style-name="T55">par</text:span><text:span text:style-name="T56">â</text:span><text:span text:style-name="T55">metro</text:span><text:span text:style-name="T45"> uma variável do tipo fila e uma variável do tipo inteiro.</text:span></text:p>
        </text:list-item>
        <text:list-item>
          <text:p text:style-name="P36"><text:span text:style-name="T93">c</text:span>ell misalign(queue)<text:span text:style-name="T34"> – Função que desinfileira os elementos numa fila já existente </text:span><text:span text:style-name="T42">e vai decrementando o tamanho.</text:span><text:span text:style-name="T34"> </text:span><text:span text:style-name="T39">Como a função acima, também possui algumas peculiaridades, além de seguir o mesmo esquema de apontadores para próximo e anterior. Uma das peculiaridade</text:span><text:span text:style-name="T69">s</text:span><text:span text:style-name="T39"> seria que quando só resta um elemento na fila e ele for removido, os apontadores de primeiro e ultimo devem novamente apontar para NULL </text:span><text:span text:style-name="T40">e por fim o tamanho zerado novamente. </text:span><text:span text:style-name="T41">Outra peculiaridade é que a função retorna um estrutura inteira de célula, nisso onde ela for usada, quem a usa deve lembrar disso e dar free(liberar espaço de memória)na variável do tipo célula que receber a célula removida. </text:span><text:span text:style-name="T43">E por fim, nela é verificado se a fila já não está vazia, afinal não pode-se remover algo de uma fila já vazia. </text:span><text:span text:style-name="T46">Recebe uma variável do tipo fila por </text:span><text:span text:style-name="T55">par</text:span><text:span text:style-name="T56">â</text:span><text:span text:style-name="T55">metro</text:span><text:span text:style-name="T46">.</text:span></text:p>
        </text:list-item>
        <text:list-item>
          <text:p text:style-name="P37">void drop_queue(queue)<text:span text:style-name="T34"> – Função que desmonta a fila, fazendo com que ela seja desalocada da memória para liberação da mesma. </text:span><text:span text:style-name="T44">Nela os elementos são retirados um a um pela função misalign(função acima) e armazenados numa variavel do tipo célula, e por fim é usado o comando free nessas variáveis para que os espaços de memória dos elementos seja liberado. Por fim quando todos os elementos forem retirados, da free na própria estrutura da fila, assim ela não existe mais na memória. </text:span><text:span text:style-name="T57">Recebe uma variável do tipo fila por </text:span><text:span text:style-name="T55">par</text:span><text:span text:style-name="T56">â</text:span><text:span text:style-name="T55">metro.</text:span></text:p>
        </text:list-item>
        <text:list-item>
          <text:p text:style-name="P38">int queue_length(queue) – <text:span text:style-name="T34">Função que retorna o tamanho da fila, recebe uma variável do tipo fila por </text:span><text:span text:style-name="T55">par</text:span><text:span text:style-name="T56">â</text:span><text:span text:style-name="T55">metro</text:span><text:span text:style-name="T34">. Acessa dentro da biblioteca de fila o ponteiro para a estrutura/TAD fila e assim consegue acesso a variável de controle de tamanho, então retorna o valor dessa variável.</text:span></text:p>
        </text:list-item>
        <text:list-item>
          <text:p text:style-name="P39">cell search_value_on_queue(queue,int)<text:span text:style-name="T34"> – Função </text:span><text:span text:style-name="T48">que procura o indice de um valor dentro da fila, caso não encontre, retorna NULL, se encontrar, retorna a célula referente a esse elemento. Recebe por </text:span><text:span text:style-name="T55">par</text:span><text:span text:style-name="T56">â</text:span><text:span text:style-name="T55">metro</text:span><text:span text:style-name="T48"> uma variável do tipo fila e uma varíavel do tipo inteiro.</text:span></text:p>
        </text:list-item>
        <text:list-item>
          <text:p text:style-name="P40">void show_queue(queue)<text:span text:style-name="T34"> – Função que mostra todos os elementos da fila, utilizando um laço de repetição(loop) que executa até o tamanho da fila. </text:span><text:span text:style-name="T49">R</text:span><text:span text:style-name="T34">ecebe por </text:span><text:span text:style-name="T55">par</text:span><text:span text:style-name="T56">â</text:span><text:span text:style-name="T55">metro</text:span><text:span text:style-name="T34"> uma varíavel do tipo fila.</text:span></text:p>
        </text:list-item>
        <text:list-item>
          <text:p text:style-name="P41">int save_on_other_local(cell)<text:span text:style-name="T34"> – </text:span><text:span text:style-name="T50">Função que pega um valor inteiro presente em uma variável do tipo célula e retorna esse valor. </text:span><text:span text:style-name="T51">Recebe a variável do tipo célula por </text:span><text:span text:style-name="T55">par</text:span><text:span text:style-name="T56">â</text:span><text:span text:style-name="T55">metro</text:span><text:span text:style-name="T51">, pelo acesso global do apontador de célula, acessa o valor contido na célula e retorna e</text:span><text:span text:style-name="T52">sse valor.</text:span></text:p>
        </text:list-item>
        <text:list-item>
          <text:p text:style-name="P42"><text:soft-page-break/>stack save_on_other_stack(cell,int) – <text:span text:style-name="T34">Função que pega uma pilha(outra TAD, que será explicado futuramente)dentro da estrutura de célula e retorna essa pilha de acordo com uma variável <text:s/>do tipo inteiro que controla o index da pilha a ser retornado, pois na célula contém um vetor da TAD pilha. </text:span><text:span text:style-name="T53">Retorna então a pilha de acordo com o index pelo acesso global concedido pelo apontador da estrutura célula. </text:span><text:span text:style-name="T54">Recebe como </text:span><text:span text:style-name="T55">par</text:span><text:span text:style-name="T56">â</text:span><text:span text:style-name="T55">metro</text:span><text:span text:style-name="T54"> uma varíavel do tipo célula e uma variável do tipo inteiro.</text:span></text:p>
        </text:list-item>
        <text:list-item>
          <text:p text:style-name="P43">void save_cell_on_file(cell,int)<text:span text:style-name="T34"> – Função que salva uma célula inteira em um arquivo texto. </text:span><text:span text:style-name="T55">Recebe por parametro uma variável do tipo célula por par</text:span><text:span text:style-name="T56">â</text:span><text:span text:style-name="T55">metro e </text:span><text:span text:style-name="T58">uma variável do tipo inteiro. </text:span><text:span text:style-name="T59">Pega todos os valores da célula, pelo acesso global concedido pelo apontador da estrutura célula e vai salvando em um arquivo texto.</text:span></text:p>
        </text:list-item>
      </text:list>
      <text:h text:style-name="P27" text:outline-level="3"><text:span text:style-name="T102">2</text:span>.1.2 Biblioteca Stack.h</text:h>
      <text:p text:style-name="P3"><text:span text:style-name="T96">A biblioteca stack tem com função simular um tipo abstrato de dados chamado pilha, que tem como conceito básico, o primeiro que entra é o último que sai. Também é outra biblioteca extremamente útil ao software. </text:span>Nessa biblioteca também há funções e dois ponteiros, que auxiliam na criação das funções <text:span text:style-name="T97">e de váriaveis deste mesmo tipo, </text:span>afim de utiliza-las no software. <text:span text:style-name="T94">Os ponteiros são: </text:span></text:p>
      <text:list xml:id="list1139622362" text:style-name="L3">
        <text:list-item>
          <text:p text:style-name="P48">typedef struct STACK* stack;</text:p>
        </text:list-item>
        <text:list-item>
          <text:p text:style-name="P48">typedef struct CELLULE* cellule;</text:p>
        </text:list-item>
      </text:list>
      <text:p text:style-name="P4">E as funções são:</text:p>
      <text:list xml:id="list3290489023" text:style-name="L4">
        <text:list-item>
          <text:p text:style-name="P49"><text:span text:style-name="T28">stack create_stack()</text:span> - Função que aloca memória para estrutura da pilha.</text:p>
        </text:list-item>
        <text:list-item>
          <text:p text:style-name="P50"><text:span text:style-name="T28">void start_stack_empty(stack) </text:span>- <text:span text:style-name="T27">Função que coloca o ponteiro de controle de topo da pilha em NULL e inicia o tamanho da pilha com 0, recebe por </text:span><text:span text:style-name="T55">par</text:span><text:span text:style-name="T56">â</text:span><text:span text:style-name="T55">metro</text:span><text:span text:style-name="T27"> uma variavel do tipo TAD fila.</text:span></text:p>
        </text:list-item>
        <text:list-item>
          <text:p text:style-name="P51"><text:span text:style-name="T29">bool</text:span><text:span text:style-name="T28"> verify_stack_empty(stack)</text:span> - <text:span text:style-name="T32">Função que verifica se a </text:span>pilha<text:span text:style-name="T32"> está vazia verificando se o ponteiro de controle está em NULL e se o tamanho é igual a 0, recebe por </text:span><text:span text:style-name="T55">par</text:span><text:span text:style-name="T56">â</text:span><text:span text:style-name="T55">metro</text:span><text:span text:style-name="T32"> uma variável do tipo TAD pilha. Obs: O retorno ‘bool’ da função, foi implementado por outra biblioteca que será explicada abaixo.</text:span></text:p>
        </text:list-item>
        <text:list-item>
          <text:p text:style-name="P52"><text:span text:style-name="T28">void stack_up(stack,</text:span><text:span text:style-name="T30">int</text:span><text:span text:style-name="T28">) </text:span>- <text:span text:style-name="T60">Função que </text:span><text:span text:style-name="T61">empilha</text:span><text:span text:style-name="T60"> os elementos numa </text:span><text:span text:style-name="T62">pilha</text:span><text:span text:style-name="T60"> já existente, </text:span><text:span text:style-name="T39">incrementando seu tamanho.</text:span><text:span text:style-name="T60"> Tem algumas peculiaridades, uma delas é que necessita da criação de uma célula(um dos tipos que são ponteiros na biblioteca, então é necessário alocar espaço de memória para o tipo célula, para que assim possa ser inserido um valor, outra peculiaridade, mas essa com o tipo célula, é que ela possui apontadores para seu próximo e seu anterior, então a função controla e garente que sempre que seja inserido uma célula, ela aponte para a anterior e a anterior aponte para ela, para que a referência(localização) não seja perdida. </text:span><text:span text:style-name="T45">Recebe por </text:span><text:span text:style-name="T55">par</text:span><text:span text:style-name="T56">â</text:span><text:span text:style-name="T55">metro</text:span><text:span text:style-name="T45"> uma variável do tipo </text:span><text:span text:style-name="T63">pilha</text:span><text:span text:style-name="T45"> e uma variável do tipo inteiro.</text:span></text:p>
        </text:list-item>
        <text:list-item>
          <text:p text:style-name="P53"><text:span text:style-name="T31">c</text:span><text:span text:style-name="T28">ellule unstack(stack</text:span><text:span text:style-name="T31">)</text:span><text:span text:style-name="T64"> – </text:span><text:span text:style-name="T66">Função que </text:span><text:span text:style-name="T65">desempilha</text:span><text:span text:style-name="T66"> os elementos numa </text:span><text:span text:style-name="T67">pilha</text:span><text:span text:style-name="T66"> já existente </text:span><text:span text:style-name="T42">e vai decrementando o tamanho.</text:span><text:span text:style-name="T66"> </text:span><text:span text:style-name="T39">Como a função acima, também possui algumas peculiaridades, além de seguir o mesmo esquema de apontadores para próximo e anterior. Uma das peculiaridade</text:span><text:span text:style-name="T68">s</text:span><text:span text:style-name="T39"> seria que quando só resta um elemento na </text:span><text:span text:style-name="T70">pilha</text:span><text:span text:style-name="T39"> e ele for removido, o apontador d</text:span><text:span text:style-name="T71">o topo</text:span><text:span text:style-name="T39"> deve novamente apontar </text:span><text:soft-page-break/><text:span text:style-name="T39">para NULL </text:span><text:span text:style-name="T40">e por fim o tamanho zerado novamente. </text:span><text:span text:style-name="T41">Outra peculiaridade é que a função retorna um estrutura inteira de célula, nisso onde ela for usada, quem a usa deve lembrar disso e dar free(liberar espaço de memória)na variável do tipo célula que receber a célula removida. </text:span><text:span text:style-name="T43">E por fim, nela é verificado se a </text:span><text:span text:style-name="T73">pilha</text:span><text:span text:style-name="T43"> já não está vazia, afinal não pode-se remover algo de uma </text:span><text:span text:style-name="T74">pilha</text:span><text:span text:style-name="T43"> já vazia. </text:span><text:span text:style-name="T46">Recebe uma variável do tipo </text:span><text:span text:style-name="T72">pilha</text:span><text:span text:style-name="T46"> por </text:span><text:span text:style-name="T55">par</text:span><text:span text:style-name="T56">â</text:span><text:span text:style-name="T55">metro</text:span><text:span text:style-name="T46">.</text:span></text:p>
        </text:list-item>
        <text:list-item>
          <text:p text:style-name="P54"><text:span text:style-name="T28">int stack_length(stack)</text:span><text:span text:style-name="T34"> - </text:span><text:span text:style-name="T47">Função que retorna o tamanho da </text:span><text:span text:style-name="T34">pilha</text:span><text:span text:style-name="T47">, recebe uma variável do tipo </text:span><text:span text:style-name="T75">pilha</text:span><text:span text:style-name="T47"> por </text:span><text:span text:style-name="T55">par</text:span><text:span text:style-name="T56">â</text:span><text:span text:style-name="T55">metro</text:span><text:span text:style-name="T47">. Acessa dentro da biblioteca de </text:span><text:span text:style-name="T76">pilha</text:span><text:span text:style-name="T47"> o ponteiro para a estrutura/TAD </text:span><text:span text:style-name="T77">pilha</text:span><text:span text:style-name="T47"> e assim consegue acesso a variável de controle de tamanho, então retorna o valor dessa variável.</text:span></text:p>
        </text:list-item>
        <text:list-item>
          <text:p text:style-name="P44">int search_value_on_stack(stack,int) – <text:span text:style-name="T34">Função que um valor inteiro contido na pilha. Recebe por parâmetro uma variável do tipo pilha e uma variável do tipo inteiro. </text:span><text:span text:style-name="T78">Pelo acesso direto concedido pelo apontador global da estrutura de pilha, acessa-a e pega o valor inteiro de acordo com o </text:span><text:span text:style-name="T89">í</text:span><text:span text:style-name="T78">ndice, controlado pela variável inteira e retorna esse valor.</text:span></text:p>
        </text:list-item>
        <text:list-item>
          <text:p text:style-name="P45">void show_stack(stack) –<text:span text:style-name="T34"> </text:span><text:span text:style-name="T79">Função que mostra todos os elementos presentes na pilha </text:span><text:span text:style-name="T80">utilizando um laço de repetição(loop) que executa até o tamanho da </text:span><text:span text:style-name="T81">pilha</text:span><text:span text:style-name="T80">. </text:span><text:span text:style-name="T49">R</text:span><text:span text:style-name="T80">ecebe por </text:span><text:span text:style-name="T55">par</text:span><text:span text:style-name="T56">â</text:span><text:span text:style-name="T55">metro</text:span><text:span text:style-name="T80"> uma varíavel do tipo </text:span><text:span text:style-name="T82">pilha</text:span><text:span text:style-name="T80">.</text:span></text:p>
        </text:list-item>
        <text:list-item>
          <text:p text:style-name="P46">int return_int_value_of_stack_cell(cellule)<text:span text:style-name="T34"> – </text:span><text:span text:style-name="T83">Função </text:span><text:span text:style-name="T84">que retorna um valor inteiro a partir de uma valor do mesmo tipo presente na estrutura de célula, no qual o acesso é permitido pelo apontador global da estrutura. </text:span><text:span text:style-name="T85">Pega então esse valor inteiro e o retorna. </text:span><text:span text:style-name="T86">Recebe por parâmetro uma variável do tipo </text:span><text:span text:style-name="T87">célula.</text:span></text:p>
        </text:list-item>
        <text:list-item>
          <text:p text:style-name="P47"><text:span text:style-name="T99">i</text:span>nt return_int_value_of_stack(stack,int)<text:span text:style-name="T34"> – Função </text:span><text:span text:style-name="T88">que retorna um valor inteiro a partir de uma pilha e um determinado índice. </text:span><text:span text:style-name="T90">Recebe por parâmetro uma variável do tipo TAD pilha e uma variável do tipo inteiro. </text:span><text:span text:style-name="T91">Acessa a pilha pelo apontador global para a própria estrutura e a partir do índice, retorna o valor presente na pilha, caso não encontrar retorna -1. </text:span><text:span text:style-name="T92">Vai procurando em um laço de repetição que vai até o fundo da pilha.</text:span></text:p>
        </text:list-item>
      </text:list>
      <text:h text:style-name="P28" text:outline-level="3"><text:span text:style-name="T102">2</text:span>.1.3 Biblioteca Bool.h</text:h>
      <text:p text:style-name="P55"><text:span text:style-name="T107">A biblioteca bool tem como responsabilidade representar o tipo de dados booleano, esse que é nativamente inexistente na linguagem de programação C. Não tem nenhuma função, apenas uma enumeração, que faz essa representação, assimilando o valor true a 1 e o valor false a 0, que na prática vai realizar essa representação de true e false nos comandos condições da linguagem.</text:span></text:p>
      <text:h text:style-name="P29" text:outline-level="3"><text:span text:style-name="T102">2</text:span>.1.<text:span text:style-name="T108">4</text:span> Biblioteca Keyboard.h</text:h>
      <text:p text:style-name="P5">A biblioteca keyboard tem também apenas uma função, que tem como responsabilidade detectar quando alguma tecla do teclado for pressionada. É a biblioteca mais importante basicamente, sua função controla a parada do software. A função é:</text:p>
      <text:list xml:id="list3048859799" text:style-name="L6">
        <text:list-item>
          <text:p text:style-name="P61"><text:span text:style-name="T3">bool keyboard_pressed() – </text:span><text:span text:style-name="T8">Função que verifica se uma tecla do teclado foi pressionado, e devolve o resultado em verdadeiro ou falso. Funciona a partir de uma flag da linguagem que detecta essa condição.</text:span></text:p>
        </text:list-item>
      </text:list>
      <text:h text:style-name="P73" text:outline-level="1"><text:soft-page-break/><text:span text:style-name="T103">3</text:span> – Estrutura de funcionamento do arquivo principal</text:h>
      <text:p text:style-name="P15"/>
      <text:p text:style-name="P14"><text:span text:style-name="T8">O </text:span><text:span text:style-name="T7">arquivo principal, definido como main, está organizado da seguinte maneira. </text:span></text:p>
      <text:p text:style-name="P6">Estruturas:</text:p>
      <text:list xml:id="list1524562289" text:style-name="L7">
        <text:list-item>
          <text:p text:style-name="P63"><text:span text:style-name="T3">typedef struct SHIP ship</text:span><text:span text:style-name="T7"> – Contendo os seguintes atributos: unsigned int id, stack containers[4], int amout_containers.</text:span></text:p>
        </text:list-item>
        <text:list-item>
          <text:p text:style-name="P63"><text:span text:style-name="T3">typedef struct DOCK dock –</text:span><text:span text:style-name="T7"> Contendo os seguintes atribuitos: unsigned int id, stack platter[5].</text:span></text:p>
        </text:list-item>
        <text:list-item>
          <text:p text:style-name="P64"><text:span text:style-name="T12">t</text:span><text:span text:style-name="T3">ypedef struct CARRIER carrier</text:span><text:span text:style-name="T7"> – Contendo o seguinte atributo: unsigned int id_container.</text:span></text:p>
        </text:list-item>
      </text:list>
      <text:p text:style-name="P7">Funções: </text:p>
      <text:list xml:id="list4123291141" text:style-name="L8">
        <text:list-item>
          <text:p text:style-name="P65"><text:span text:style-name="T3">int container_generator(</text:span><text:span text:style-name="T4">)</text:span><text:span text:style-name="T3"> –</text:span><text:span text:style-name="T7"> Função </text:span><text:span text:style-name="T13">que </text:span><text:span text:style-name="T7">cria </text:span><text:span text:style-name="T9">containers</text:span><text:span text:style-name="T7">(hipotéticos representados por seu id)e retorna </text:span><text:span text:style-name="T10">o valor desse id. Utiliza-se da função rand() da biblioteca time.h para gerar um id ale</text:span><text:span text:style-name="T11">a</text:span><text:span text:style-name="T10">t</text:span><text:span text:style-name="T11">ó</text:span><text:span text:style-name="T10">rio para os containers.</text:span></text:p>
        </text:list-item>
        <text:list-item>
          <text:p text:style-name="P66"><text:span text:style-name="T5">s</text:span><text:span text:style-name="T3">hip * ship_generator(int </text:span><text:span text:style-name="T6">amount)</text:span><text:span text:style-name="T14"> – Função que cria </text:span><text:span text:style-name="T15">uma quantidade dada pela variável inteira passada por parâmetro de </text:span><text:span text:style-name="T14"><text:s/>návios hipotéticos representados por seu id, e que contém containers criados pela função acima. </text:span><text:span text:style-name="T16">Um id é gerado pela função rand() e com um laço de repetição os containers são inseridos no vetor de pilha. </text:span><text:span text:style-name="T17">Assim que todos forem criados retorna um ponteiro para o vetor de návios criado dentro da função.</text:span></text:p>
        </text:list-item>
        <text:list-item>
          <text:p text:style-name="P67"><text:span text:style-name="T2">void chronometer(int seconds) – </text:span><text:span text:style-name="T7">Função que conta uma quantidade de segundos pela quantidade passada por parâmetro numa variável inteira. Utiliza-se do clock do computador para pegar a diferênça entre um clock final e um inicial e compara com o valor em segundos passado no parâmetro, até que não seja igual, não sai da função, que roda em um loop </text:span><text:span text:style-name="T18">semi-infinito.</text:span></text:p>
        </text:list-item>
      </text:list>
      <text:p text:style-name="P16"><text:span text:style-name="T18">E </text:span><text:span text:style-name="T7">por fim função principal no qual a maioria do código do arquivo principal se concentra. No qual executa as seguintes ações:</text:span></text:p>
      <text:list xml:id="list249473723" text:style-name="L9">
        <text:list-item>
          <text:p text:style-name="P56">Primeiro cria as variáveis necessárias para o funcionamento e controle da aplicação</text:p>
        </text:list-item>
        <text:list-item>
          <text:p text:style-name="P57">Seta a semente para a criação dos números pseudo-aleatórios</text:p>
        </text:list-item>
        <text:list-item>
          <text:p text:style-name="P57">Cria os vetores de tamanho 4 das estruturas acima e de fila.</text:p>
        </text:list-item>
        <text:list-item>
          <text:p text:style-name="P58">Pega a hora local do computador e mostra na tela como horário de inicio do programa</text:p>
        </text:list-item>
        <text:list-item>
          <text:p text:style-name="P58">Cria as filas e pilhas necessárias para o funcionamento do software</text:p>
        </text:list-item>
        <text:list-item>
          <text:p text:style-name="P58">Então entra num laço while que executará até que uma tecla seja pressionada</text:p>
        </text:list-item>
        <text:list-item>
          <text:p text:style-name="P58">Dentro desse laço então, gera uma quantidade de 4 a 16 návios</text:p>
        </text:list-item>
        <text:list-item>
          <text:p text:style-name="P58">Enfileira eles o mais igualmente possível nas filas.</text:p>
        </text:list-item>
        <text:list-item>
          <text:p text:style-name="P59">Após enfileira-los, mostra as quatro filas e seus elementos</text:p>
        </text:list-item>
        <text:list-item>
          <text:p text:style-name="P59"><text:soft-page-break/>Em seguida é a parte de atracamento dos navios</text:p>
        </text:list-item>
        <text:list-item>
          <text:p text:style-name="P68"><text:span text:style-name="T7">Começa pela primeira fila, verifica se ela não está vazia e remove um návio dessa fila, salva esse návio removido no arquivo de relatório e empilha seus containers nas travessas do seu atracamento. Faz isso para todas as filas e atracamentos, </text:span><text:span text:style-name="T19">retira o návio da fila e coloca no atracamento e desempilha seus containers para serem colocados nas travessas</text:span><text:span text:style-name="T7">.</text:span></text:p>
        </text:list-item>
        <text:list-item>
          <text:p text:style-name="P62"><text:span text:style-name="T19">Quando a quantidade de containers nas travessas chega em </text:span><text:span text:style-name="T20">25, que é o máximo, é necessário que venha o carrier para descarregar os containers. Assim o atracamento para enquanto o carrier não liberar as travessas e assim que libera continua o fluxo normalmente.</text:span></text:p>
        </text:list-item>
        <text:list-item>
          <text:p text:style-name="P69"><text:span text:style-name="T7">Os containers retirados pelo carrier, são salvos </text:span><text:span text:style-name="T23">no local </text:span><text:span text:style-name="T24">de </text:span><text:span text:style-name="T21">armazenamento</text:span><text:span text:style-name="T7">, onde indica que os containers foram armazenados.</text:span></text:p>
        </text:list-item>
        <text:list-item>
          <text:p text:style-name="P70"><text:span text:style-name="T7">No fim da aplicação, mostra os návios que ainda estão na fila e abre o arquivo de relat</text:span><text:span text:style-name="T22">ório</text:span></text:p>
        </text:list-item>
      </text:list>
      <text:p text:style-name="P8">Essas ações representando o conceito de uma iteração da aplicação, obviamente com mais iterações podem haver algumas poucas alterações que diz respeito a valores ou informações de validação.</text:p>
      <text:h text:style-name="P72" text:outline-level="1">4 – Outras considerações</text:h>
      <text:h text:style-name="P24" text:outline-level="2">4.1 Makefile</text:h>
      <text:p text:style-name="P11">Uma consideração a ser feita é sobre o arquivo Makefile do código, nele as bibliotecas são todas linkadas(conectadas) para que possam ser usadas as funções das mesmas na função principal. <text:span text:style-name="T104">Os comandos do arquivo Makefile são:</text:span></text:p>
      <text:p text:style-name="P11">main: main.o<text:tab/>queue.o<text:tab/>stack.o<text:tab/>keyboard.o</text:p>
      <text:p text:style-name="P11"><text:tab/>gcc main.o<text:tab/>queue.o<text:tab/>stack.o<text:tab/>keyboard.o<text:tab/> -o exe</text:p>
      <text:p text:style-name="P11"><text:tab/>rm *.o</text:p>
      <text:p text:style-name="P11">main.o:<text:tab/>main.c</text:p>
      <text:p text:style-name="P11"><text:tab/>gcc -c main.c</text:p>
      <text:p text:style-name="P11">stack.o:<text:tab/>stack.h<text:tab/>stack.c<text:tab/></text:p>
      <text:p text:style-name="P11"><text:tab/>gcc -c stack.c </text:p>
      <text:p text:style-name="P11">queue.o: queue.h<text:tab/>queue.c </text:p>
      <text:p text:style-name="P11"><text:tab/>gcc -c queue.c</text:p>
      <text:p text:style-name="P11">keyboard.o:<text:tab/>keyboard.c keyboard.h</text:p>
      <text:p text:style-name="P11"><text:tab/>gcc -c keyboard.c</text:p>
      <text:p text:style-name="P11"/>
      <text:p text:style-name="P12">Onde os arquivos objeto(arquivos .o) são os guias para o executável da aplicação, <text:span text:style-name="T105">já o comando gcc, é para a compilação da aplicação.</text:span></text:p>
      <text:h text:style-name="P25" text:outline-level="2"><text:soft-page-break/>4.2 Conclusão sobre a atividade</text:h>
      <text:p text:style-name="P13">E por fim a conclusão sobre a opinião do <text:span text:style-name="T106">desenvolvedor sobre atividade. Foi algo interessante de ser desenvolvido, foi necessário aplicar alguns conhecimentos a mais para deixar a resolução melhor, ou seja implica em um melhor aprendizado para quem o desenvolve.</text:span></text:p>
      <text:p text:style-name="P5"/>
      <text:p text:style-name="P3"/>
      <text:p text:style-name="P20"/>
      <text:list xml:id="list894897005" text:style-name="L10">
        <text:list-header>
          <text:p text:style-name="P30"/>
        </text:list-header>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8:23:51.224910018</meta:creation-date>
    <dc:date>2018-05-10T19:46:23.495706351</dc:date>
    <meta:editing-duration>PT4H35M16S</meta:editing-duration>
    <meta:editing-cycles>188</meta:editing-cycles>
    <meta:generator>LibreOffice/6.0.3.2$Linux_X86_64 LibreOffice_project/00m0$Build-2</meta:generator>
    <meta:document-statistic meta:table-count="0" meta:image-count="0" meta:object-count="0" meta:page-count="8" meta:paragraph-count="92" meta:word-count="2632" meta:character-count="16092" meta:non-whitespace-character-count="13557"/>
  </office:meta>
</office:document-meta>
</file>